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4.868cm" style:rel-column-width="21357*"/>
    </style:style>
    <style:style style:name="Table2.B" style:family="table-column">
      <style:table-column-properties style:column-width="10.07cm" style:rel-column-width="4417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38cm" fo:margin-left="1.307cm" fo:margin-right="1.344cm" table:align="margins"/>
    </style:style>
    <style:style style:name="Table3.A" style:family="table-column">
      <style:table-column-properties style:column-width="6.112cm" style:rel-column-width="26812*"/>
    </style:style>
    <style:style style:name="Table3.B" style:family="table-column">
      <style:table-column-properties style:column-width="8.827cm" style:rel-column-width="38723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3.228cm" style:rel-column-width="14160*"/>
    </style:style>
    <style:style style:name="Table1.B" style:family="table-column">
      <style:table-column-properties style:column-width="11.71cm" style:rel-column-width="5137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fo:padding="0.097cm" fo:border="none"/>
    </style:style>
    <style:style style:name="Table4" style:family="table">
      <style:table-properties style:width="14.7cm" fo:margin-left="1.545cm" fo:margin-right="1.344cm" table:align="margins"/>
    </style:style>
    <style:style style:name="Table4.A" style:family="table-column">
      <style:table-column-properties style:column-width="3.201cm" style:rel-column-width="1815*"/>
    </style:style>
    <style:style style:name="Table4.B" style:family="table-column">
      <style:table-column-properties style:column-width="5.477cm" style:rel-column-width="3105*"/>
    </style:style>
    <style:style style:name="Table4.C" style:family="table-column">
      <style:table-column-properties style:column-width="6.022cm" style:rel-column-width="3414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none" fo:border-top="0.002cm solid #0000ff" fo:border-bottom="0.002cm solid #0000ff"/>
    </style:style>
    <style:style style:name="Table4.C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none" fo:border-top="none" fo:border-bottom="0.002cm solid #0000ff"/>
    </style:style>
    <style:style style:name="Table4.C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7cm" fo:margin-left="1.545cm" fo:margin-right="1.344cm" table:align="margins" style:shadow="none"/>
    </style:style>
    <style:style style:name="Table5.A" style:family="table-column">
      <style:table-column-properties style:column-width="3.201cm" style:rel-column-width="1815*"/>
    </style:style>
    <style:style style:name="Table5.B" style:family="table-column">
      <style:table-column-properties style:column-width="11.499cm" style:rel-column-width="6519*"/>
    </style:style>
    <style:style style:name="Table5.A1" style:family="table-cell">
      <style:table-cell-properties style:vertical-align="" fo:padding="0.097cm" fo:border="none"/>
    </style:style>
    <style:style style:name="Table5.B1" style:family="table-cell">
      <style:table-cell-properties fo:padding="0.097cm" fo:border="none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Method_20_Body">
      <style:paragraph-properties fo:margin-left="0cm" fo:margin-right="0cm" fo:text-indent="0cm" style:auto-text-indent="false"/>
    </style:style>
    <style:style style:name="P7" style:family="paragraph" style:parent-style-name="Standard">
      <style:text-properties fo:color="#0000ff"/>
    </style:style>
    <style:style style:name="P8" style:family="paragraph" style:parent-style-name="Method_20_Body">
      <style:paragraph-properties fo:break-before="page"/>
    </style:style>
    <style:style style:name="P9" style:family="paragraph" style:parent-style-name="Method_20_Code_20_Listing">
      <style:paragraph-properties fo:break-before="page"/>
      <style:text-properties fo:color="#000080"/>
    </style:style>
    <style:style style:name="P10" style:family="paragraph" style:parent-style-name="Method_20_Code_20_Listing">
      <style:text-properties fo:color="#000080"/>
    </style:style>
    <style:style style:name="P11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2" style:family="paragraph" style:parent-style-name="Criteria_20_Title">
      <style:text-properties fo:color="#0000ff"/>
    </style:style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Method_20_Title">
      <style:paragraph-properties fo:break-before="page"/>
      <style:text-properties fo:color="#000080"/>
    </style:style>
    <style:style style:name="P17" style:family="paragraph" style:parent-style-name="Method_20_Body" style:list-style-name="L2"/>
    <style:style style:name="P18" style:family="paragraph" style:parent-style-name="Method_20_Body">
      <style:paragraph-properties fo:margin-left="0cm" fo:margin-right="0cm" fo:text-indent="0cm" style:auto-text-indent="false"/>
    </style:style>
    <style:style style:name="P19" style:family="paragraph" style:parent-style-name="Method_20_Body">
      <style:paragraph-properties fo:break-before="page"/>
    </style:style>
    <style:style style:name="P20" style:family="paragraph" style:parent-style-name="Method_20_Code_20_Listing">
      <style:text-properties fo:color="#000080"/>
    </style:style>
    <style:style style:name="P21" style:family="paragraph" style:parent-style-name="Method_20_Code_20_Listing">
      <style:paragraph-properties fo:margin-left="0cm" fo:margin-right="0cm" fo:text-indent="0cm" style:auto-text-indent="false"/>
      <style:text-properties fo:color="#000080"/>
    </style:style>
    <style:style style:name="P22" style:family="paragraph" style:parent-style-name="Method_20_Indent">
      <style:paragraph-properties fo:margin-left="0cm" fo:margin-right="0cm" fo:text-indent="0cm" style:auto-text-indent="false"/>
    </style:style>
    <style:style style:name="P23" style:family="paragraph" style:parent-style-name="Code_20_Listing">
      <style:text-properties fo:color="#000080"/>
    </style:style>
    <style:style style:name="P24" style:family="paragraph" style:parent-style-name="Code_20_Listing">
      <style:paragraph-properties fo:break-before="page"/>
      <style:text-properties fo:color="#000080"/>
    </style:style>
    <style:style style:name="P25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26" style:family="paragraph" style:parent-style-name="Method_20_Table_20_Description">
      <style:text-properties fo:font-weight="bold" style:font-weight-asian="bold" style:font-weight-complex="bold"/>
    </style:style>
    <style:style style:name="P2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9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30" style:family="paragraph" style:parent-style-name="Method_20_Listing_20_Title">
      <style:paragraph-properties fo:margin-left="0cm" fo:margin-right="0cm" fo:text-indent="0cm" style:auto-text-indent="false" fo:break-before="page"/>
      <style:text-properties fo:color="#0000ff"/>
    </style:style>
    <style:style style:name="P31" style:family="paragraph" style:parent-style-name="Method_20_Listing_20_Title">
      <style:paragraph-properties fo:margin-left="0cm" fo:margin-right="0cm" fo:text-indent="0cm" style:auto-text-indent="false"/>
      <style:text-properties fo:color="#0000ff"/>
    </style:style>
    <style:style style:name="P32" style:family="paragraph" style:parent-style-name="Standard" style:list-style-name="L1">
      <style:paragraph-properties fo:margin-left="1.251cm" fo:margin-right="0cm" fo:text-indent="-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size-asian="11pt" style:font-style-asian="normal" style:font-size-complex="11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phpTest</text:h>
      <text:p text:style-name="P7"/>
      <text:p text:style-name="Class_20_Description">The <text:span text:style-name="Class_20_Variables">phpTest</text:span> application is a programmable assertion-based test application to perform unit and functional class testing.</text:p>
      <text:p text:style-name="P7"/>
      <text:h text:style-name="P12" text:outline-level="2">Design criteria and considerations</text:h>
      <text:p text:style-name="P7"/>
      <text:p text:style-name="Criteria_20_Body">The <text:span text:style-name="Class_20_Variables">phpTest</text:span> application</text:p>
      <text:p text:style-name="Criteria_20_Body"/>
      <text:list xml:id="list896162420" text:style-name="L1">
        <text:list-item>
          <text:p text:style-name="P32">uses the <text:span text:style-name="Class_20_Variables"><text:span text:style-name="T7">Library\Testing</text:span></text:span> namespace;</text:p>
        </text:list-item>
        <text:list-item>
          <text:p text:style-name="P32">uses the <text:span text:style-name="Class_20_Variables">Testing\Setup</text:span> class for setup information;</text:p>
        </text:list-item>
        <text:list-item>
          <text:p text:style-name="P32">uses the <text:span text:style-name="Class_20_Variables"><text:span text:style-name="T7">Properties</text:span></text:span> class to contain test properties;</text:p>
        </text:list-item>
        <text:list-item>
          <text:p text:style-name="P32">uses the <text:span text:style-name="Class_20_Variables">Exception\Descriptor</text:span> class to manage exception information;</text:p>
        </text:list-item>
        <text:list-item>
          <text:p text:style-name="P32">uses the <text:span text:style-name="Class_20_Variables">Testing\Runner</text:span> class to perform the test(s).</text:p>
        </text:list-item>
      </text:list>
      <text:p text:style-name="P5"/>
      <text:p text:style-name="Criteria_20_Body"/>
      <text:h text:style-name="P30" text:outline-level="4">Global Properties</text:h>
      <text:p text:style-name="Method_20_Body"/>
      <text:p text:style-name="Method_20_Body">The <text:span text:style-name="Class_20_Variables">phpTest</text:span> application defines the following properties (variables)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Property</text:p>
          </table:table-cell>
          <table:table-cell table:style-name="Table2.B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P3"><text:a xlink:type="simple" xlink:href="#construct"><text:span text:style-name="T6">$</text:span></text:a><text:span text:style-name="T6">properties</text:span></text:p>
          </table:table-cell>
          <table:table-cell table:style-name="Table2.B2" office:value-type="string">
            <text:p text:style-name="Method_20_Table_20_Description"><text:span text:style-name="Class_20_Variables">Properties</text:span> class instance</text:p>
          </table:table-cell>
        </table:table-row>
        <table:table-row>
          <table:table-cell table:style-name="Table2.A2" office:value-type="string">
            <text:p text:style-name="P4">$descriptor</text:p>
          </table:table-cell>
          <table:table-cell table:style-name="Table2.B2" office:value-type="string">
            <text:p text:style-name="Method_20_Table_20_Description"><text:span text:style-name="Class_20_Variables">Exception\Descriptor</text:span> class instance.</text:p>
          </table:table-cell>
        </table:table-row>
        <table:table-row>
          <table:table-cell table:style-name="Table2.A2" office:value-type="string">
            <text:p text:style-name="P4">$setup</text:p>
          </table:table-cell>
          <table:table-cell table:style-name="Table2.B2" office:value-type="string">
            <text:p text:style-name="Method_20_Table_20_Description"><text:span text:style-name="Class_20_Variables">Testing\Setup</text:span> class instance.</text:p>
          </table:table-cell>
        </table:table-row>
        <table:table-row>
          <table:table-cell table:style-name="Table2.A2" office:value-type="string">
            <text:p text:style-name="P4">$runner</text:p>
          </table:table-cell>
          <table:table-cell table:style-name="Table2.B2" office:value-type="string">
            <text:p text:style-name="Method_20_Table_20_Description">Testing\Runner class instance.</text:p>
          </table:table-cell>
        </table:table-row>
        <table:table-row>
          <table:table-cell table:style-name="Table2.A2" office:value-type="string">
            <text:p text:style-name="P4">$executeType</text:p>
          </table:table-cell>
          <table:table-cell table:style-name="Table2.B2" office:value-type="string">
            <text:p text:style-name="Method_20_Table_20_Description">Execution type: '<text:span text:style-name="T1">production</text:span>', '<text:span text:style-name="T1">development</text:span>', or '<text:span text:style-name="T1">testing</text:span>'.</text:p>
          </table:table-cell>
        </table:table-row>
        <table:table-row>
          <table:table-cell table:style-name="Table2.A2" office:value-type="string">
            <text:p text:style-name="P4">$verbosity</text:p>
          </table:table-cell>
          <table:table-cell table:style-name="Table2.B2" office:value-type="string">
            <text:p text:style-name="P6">Verbosity setting.</text:p>
          </table:table-cell>
        </table:table-row>
        <table:table-row>
          <table:table-cell table:style-name="Table2.A2" office:value-type="string">
            <text:p text:style-name="P4">$roots</text:p>
          </table:table-cell>
          <table:table-cell table:style-name="Table2.B2" office:value-type="string">
            <text:p text:style-name="P6">An array containing external directories, in addition to the current search path, to search for a required class file</text:p>
          </table:table-cell>
        </table:table-row>
        <table:table-row>
          <table:table-cell table:style-name="Table2.A2" office:value-type="string">
            <text:p text:style-name="P4">$timezone</text:p>
          </table:table-cell>
          <table:table-cell table:style-name="Table2.B2" office:value-type="string">
            <text:p text:style-name="P6">The timezone the program is running in.</text:p>
          </table:table-cell>
        </table:table-row>
        <table:table-row>
          <table:table-cell table:style-name="Table2.A2" office:value-type="string">
            <text:p text:style-name="P4">$logFormat</text:p>
          </table:table-cell>
          <table:table-cell table:style-name="Table2.B2" office:value-type="string">
            <text:p text:style-name="Method_20_Table_20_Description">The type of log to produce by default.</text:p>
          </table:table-cell>
        </table:table-row>
        <table:table-row>
          <table:table-cell table:style-name="Table2.A2" office:value-type="string">
            <text:p text:style-name="P4">$result</text:p>
          </table:table-cell>
          <table:table-cell table:style-name="Table2.B2" office:value-type="string">
            <text:p text:style-name="Method_20_Table_20_Description">The integer result returned from Testing\Runner.</text:p>
          </table:table-cell>
        </table:table-row>
      </table:table>
      <text:h text:style-name="P31" text:outline-level="4"/>
      <text:h text:style-name="P31" text:outline-level="4"/>
      <text:h text:style-name="P31" text:outline-level="4">Global Functions</text:h>
      <text:p text:style-name="Method_20_Body"/>
      <text:p text:style-name="Method_20_Body">The <text:span text:style-name="Class_20_Variables">phpTest</text:span> class contains the following function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Function</text:p>
          </table:table-cell>
          <table:table-cell table:style-name="Table3.B1" office:value-type="string">
            <text:p text:style-name="P2">Description</text:p>
          </table:table-cell>
        </table:table-row>
        <table:table-row>
          <table:table-cell table:style-name="Table3.A2" office:value-type="string">
            <text:p text:style-name="P4"><text:a xlink:type="simple" xlink:href="#loadClass">loadClass</text:a></text:p>
          </table:table-cell>
          <table:table-cell table:style-name="Table3.B2" office:value-type="string">
            <text:p text:style-name="Method_20_Table_20_Description">Load the specified class into memory.</text:p>
          </table:table-cell>
        </table:table-row>
        <table:table-row>
          <table:table-cell table:style-name="Table3.A2" office:value-type="string">
            <text:h text:style-name="P15" text:outline-level="5"><text:a xlink:type="simple" xlink:href="#initializeProperties">initializeProperties</text:a></text:h>
          </table:table-cell>
          <table:table-cell table:style-name="Table3.B2" office:value-type="string">
            <text:p text:style-name="P6">Initialize the global <text:span text:style-name="Class_20_Variables">Properties</text:span> variable.</text:p>
          </table:table-cell>
        </table:table-row>
      </table:table>
      <text:p text:style-name="P7"/>
      <text:p text:style-name="P7"/>
      <text:h text:style-name="P16" text:outline-level="5"><text:bookmark-start text:name="loadClass"/>loadClass<text:bookmark-end text:name="loadClass"/></text:h>
      <text:p text:style-name="Method_20_Body"/>
      <text:p text:style-name="Method_20_Body">Load the specified class into memory.</text:p>
      <text:p text:style-name="Method_20_Body"/>
      <text:p text:style-name="P10">/**</text:p>
      <text:p text:style-name="P10"><text:s/>* loadClass</text:p>
      <text:p text:style-name="P10"><text:s/>*</text:p>
      <text:p text:style-name="P10"><text:s/>* Load the specified class into memory</text:p>
      <text:p text:style-name="P11"><text:s/>* <text:span text:style-name="T1">@param</text:span> string $className = the name of the class to load,</text:p>
      <text:p text:style-name="P11"><text:s/>* <text:s text:c="27"/>including relative/absolute path</text:p>
      <text:p text:style-name="P10"><text:s/>*/</text:p>
      <text:p text:style-name="P10">function loadClass($className)</text:p>
      <text:p text:style-name="P10">{</text:p>
      <text:p text:style-name="P10"><text:tab/>if (! (include $className))</text:p>
      <text:p text:style-name="P10"><text:tab/>{</text:p>
      <text:p text:style-name="P10"><text:tab/><text:tab/>print "Unable to load " . $className . PHP_EOL;</text:p>
      <text:p text:style-name="P10"><text:tab/><text:tab/>exit(1);</text:p>
      <text:p text:style-name="P10"><text:tab/>}</text:p>
      <text:p text:style-name="P10">}</text:p>
      <text:p text:style-name="Method_20_Body"/>
      <text:p text:style-name="Method_20_Body">The <text:span text:style-name="Class_20_Variables">loadClass</text:span> function expects a single, mandatory parameter:</text:p>
      <text:p text:style-name="Method_20_Body"/>
      <text:p text:style-name="Method_20_Indent"><text:span text:style-name="Class_20_Variables">$className</text:span><text:tab/><text:tab/>The name of the class to load.</text:p>
      <text:p text:style-name="Method_20_Body"/>
      <text:p text:style-name="Method_20_Body">If the PHP command <text:span text:style-name="T1">include</text:span> returns a <text:span text:style-name="T1">false</text:span> value, a message indicating which class was unable to be loaded is output and the application exits with a non-zero result.</text:p>
      <text:p text:style-name="Method_20_Body"/>
      <text:p text:style-name="Method_20_Body"/>
      <text:p text:style-name="Method_20_Body"/>
      <text:h text:style-name="P14" text:outline-level="5"><text:bookmark-start text:name="initializeProperties"/>initializeProperties<text:bookmark-end text:name="initializeProperties"/></text:h>
      <text:p text:style-name="Method_20_Body"/>
      <text:p text:style-name="Method_20_Body">Initialize the properties in the global <text:span text:style-name="Class_20_Variables">properties</text:span> variable.</text:p>
      <text:p text:style-name="Method_20_Body"/>
      <text:p text:style-name="P10">/**</text:p>
      <text:p text:style-name="P10"><text:s/>* initializeProperties</text:p>
      <text:p text:style-name="P10"><text:s/>*</text:p>
      <text:p text:style-name="P10"><text:s/>* Initialize the properties</text:p>
      <text:p text:style-name="P10"><text:s/>* <text:span text:style-name="T1">@return</text:span> object $properties</text:p>
      <text:p text:style-name="P10"><text:s/>*/</text:p>
      <text:p text:style-name="P10">function initializeProperties(&amp;$properties)</text:p>
      <text:p text:style-name="P10">{</text:p>
      <text:p text:style-name="P10"><text:tab/>$properties-&gt;TestProgram_Name = $_SERVER['argv'][0];</text:p>
      <text:p text:style-name="P10"><text:tab/>$properties-&gt;Namespace = __NAMESPACE__;</text:p>
      <text:p text:style-name="P10"><text:tab/>$nsDir = explode('\\', $properties-&gt;Namespace);</text:p>
      <text:p text:style-name="P10"/>
      <text:p text:style-name="P10"><text:tab/>$appDirs = explode(DIRECTORY_SEPARATOR, __FILE__);</text:p>
      <text:p text:style-name="P10"/>
      <text:p text:style-name="P10"><text:tab/>$index = count($appDirs) - 1;</text:p>
      <text:p text:style-name="P10"/>
      <text:p text:style-name="P10"><text:tab/>$properties-&gt;Test_Program = substr($appDirs[$index], 0,</text:p>
      <text:p text:style-name="P10"><text:tab/><text:tab/><text:tab/><text:tab/><text:tab/><text:tab/> <text:s/>stripos($appDirs[$index], '.'));</text:p>
      <text:p text:style-name="P10"><text:tab/>$properties-&gt;Test_Name = $properties-&gt;Namespace . '\\' </text:p>
      <text:p text:style-name="P10"><text:tab/><text:tab/><text:tab/><text:tab/><text:tab/><text:tab/><text:tab/><text:tab/> <text:s/>. $properties-&gt;Test_Program;</text:p>
      <text:p text:style-name="P10"/>
      <text:p text:style-name="P10"><text:tab/>$index = 0;</text:p>
      <text:p text:style-name="P10"><text:tab/>for($index = 0; $index &lt; count($appDirs); $index++)</text:p>
      <text:p text:style-name="P10"><text:tab/>{</text:p>
      <text:p text:style-name="P10"><text:tab/><text:tab/>if ($appDirs[$index] == $nsDir[0])</text:p>
      <text:p text:style-name="P10"><text:tab/><text:tab/>{</text:p>
      <text:p text:style-name="P10"><text:tab/><text:tab/><text:tab/>break;</text:p>
      <text:p text:style-name="P10"><text:tab/><text:tab/>}</text:p>
      <text:p text:style-name="P10"><text:tab/>}</text:p>
      <text:p text:style-name="P10"/>
      <text:p text:style-name="P10"><text:tab/>$properties-&gt;RootPath = implode(DIRECTORY_SEPARATOR, </text:p>
      <text:p text:style-name="P10"><text:tab/><text:tab/><text:tab/><text:tab/><text:tab/> <text:s text:c="5"/>array_slice($appDirs, 0, $index));</text:p>
      <text:p text:style-name="P10"><text:tab/>$properties-&gt;InstallPath = $properties-&gt;RootPath </text:p>
      <text:p text:style-name="P10"><text:tab/><text:tab/><text:tab/><text:tab/><text:tab/><text:tab/>. DIRECTORY_SEPARATOR </text:p>
      <text:p text:style-name="P10"><text:tab/><text:tab/><text:tab/><text:tab/><text:tab/><text:tab/>. $nsDir[0];</text:p>
      <text:p text:style-name="P10"><text:tab/>$properties-&gt;NSPath = $properties-&gt;RootPath </text:p>
      <text:p text:style-name="P10"><text:tab/><text:tab/><text:tab/><text:tab/><text:tab/><text:tab/>. DIRECTORY_SEPARATOR </text:p>
      <text:p text:style-name="P10"><text:tab/><text:tab/><text:tab/><text:tab/><text:tab/><text:tab/>. implode(DIRECTORY_SEPARATOR, $nsDir);</text:p>
      <text:p text:style-name="P10"/>
      <text:p text:style-name="P10"><text:tab/>$properties-&gt;Log_Level = ($properties-&gt;executetype == 'production') </text:p>
      <text:p text:style-name="P10"><text:tab/><text:tab/><text:tab/><text:tab/><text:tab/><text:tab/>? 'error' : 'debug';</text:p>
      <text:p text:style-name="P10"/>
      <text:p text:style-name="P10"><text:tab/>$properties-&gt;Config_File = sprintf('%s/Testing/Test.xml', </text:p>
      <text:p text:style-name="P10"><text:tab/><text:tab/><text:tab/><text:tab/><text:tab/><text:tab/> <text:s/>$properties-&gt;InstallPath);</text:p>
      <text:p text:style-name="P10"><text:tab/>$properties-&gt;FileIO_Source = $properties-&gt;Config_File;</text:p>
      <text:p text:style-name="P10"/>
      <text:p text:style-name="P10"><text:tab/>$properties-&gt;Config_Adapter = 'xml';</text:p>
      <text:p text:style-name="P10"><text:tab/>$properties-&gt;Config_Section = $properties-&gt;executetype;</text:p>
      <text:p text:style-name="P10"/>
      <text:p text:style-name="P10"><text:tab/>$properties-&gt;Init_ErrorHandler = true;</text:p>
      <text:p text:style-name="P10">}</text:p>
      <text:p text:style-name="Method_20_Body"/>
      <text:p text:style-name="P8">The <text:span text:style-name="Class_20_Variables">initializeProperties</text:span> function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<text:span text:style-name="T6">$properties</text:span></text:p>
          </table:table-cell>
          <table:table-cell table:style-name="Table5.B1" office:value-type="string">
            <text:p text:style-name="P22"><text:span text:style-name="Class_20_Variables"><text:span text:style-name="T3">The </text:span></text:span><text:span text:style-name="Class_20_Variables"><text:span text:style-name="T10">Properties</text:span></text:span><text:span text:style-name="Class_20_Variables"><text:span text:style-name="T3"> instance variable to initialize global parameters in.</text:span></text:span></text:p>
          </table:table-cell>
        </table:table-row>
      </table:table>
      <text:p text:style-name="Method_20_Body"/>
      <text:p text:style-name="Method_20_Body">The following actions are taken to assign values to the Properties class instance:</text:p>
      <text:p text:style-name="Method_20_Body"/>
      <text:list xml:id="list1303159731" text:style-name="L2">
        <text:list-item>
          <text:p text:style-name="P17">The TestProgram_Name variable is set to the program name field in the $SERVER global variable;</text:p>
        </text:list-item>
        <text:list-item>
          <text:p text:style-name="P17">The Namespace variable is set to the current __NAMESPACE__ magic variable;</text:p>
        </text:list-item>
        <text:list-item>
          <text:p text:style-name="P17"/>
        </text:list-item>
      </text:list>
      <text:p text:style-name="Method_20_Body"/>
      <text:h text:style-name="P14" text:outline-level="5">Global code</text:h>
      <text:p text:style-name="Method_20_Body"/>
      <text:p text:style-name="Method_20_Body">The global code segment of the application.</text:p>
      <text:p text:style-name="Method_20_Body"/>
      <text:p text:style-name="P10">/**</text:p>
      <text:p text:style-name="P10"><text:s/>* executeType</text:p>
      <text:p text:style-name="P10"><text:s/>*</text:p>
      <text:p text:style-name="P10"><text:s/>* The type of execution for this module</text:p>
      <text:p text:style-name="P10"><text:s/>* <text:tab/>can be 'testing', 'development' or 'production'</text:p>
      <text:p text:style-name="P10"><text:s/>* <text:span text:style-name="T1">@var</text:span> string $executeType</text:p>
      <text:p text:style-name="P10"><text:s/>*/</text:p>
      <text:p text:style-name="P10">$executeType = 'testing';</text:p>
      <text:p text:style-name="P10"/>
      <text:p text:style-name="P10">/**</text:p>
      <text:p text:style-name="P10"><text:s/>* verbosity</text:p>
      <text:p text:style-name="P10"><text:s/>*</text:p>
      <text:p text:style-name="P10"><text:s/>* Verbosity setting</text:p>
      <text:p text:style-name="P10"><text:s/>* <text:tab/>0 ==&gt; quiet, 1 ==&gt; some messages, &gt; 1 ==&gt; a lot of messages</text:p>
      <text:p text:style-name="P10"><text:s/>* <text:span text:style-name="T1">@var</text:span> integer $verbosity</text:p>
      <text:p text:style-name="P10"><text:s/>*/</text:p>
      <text:p text:style-name="P10">$verbosity = 2;</text:p>
      <text:p text:style-name="P10"/>
      <text:p text:style-name="P10">/**</text:p>
      <text:p text:style-name="P10"><text:s/>* roots</text:p>
      <text:p text:style-name="P10"><text:s/>*</text:p>
      <text:p text:style-name="P10"><text:s/>* An array containing external directories to search for a required class file</text:p>
      <text:p text:style-name="P10"><text:s/>* <text:span text:style-name="T1">@var</text:span> array $roots</text:p>
      <text:p text:style-name="P10"><text:s/>*/</text:p>
      <text:p text:style-name="P10">$roots = array('/usr/local/lib/GeoCalc/geocalc-php-1.2', '/usr/share/php');</text:p>
      <text:p text:style-name="P10"/>
      <text:p text:style-name="P10">/**</text:p>
      <text:p text:style-name="P10"><text:s/>* timezone</text:p>
      <text:p text:style-name="P10"><text:s/>* </text:p>
      <text:p text:style-name="P10"><text:s/>* The timezone for this system/run</text:p>
      <text:p text:style-name="P10"><text:s/>* <text:span text:style-name="T1">@var</text:span> string $timezone</text:p>
      <text:p text:style-name="P10"><text:s/>*/</text:p>
      <text:p text:style-name="P10">$timezone = 'America/Denver';</text:p>
      <text:p text:style-name="P10"/>
      <text:p text:style-name="P10">/**</text:p>
      <text:p text:style-name="P10"><text:s/>* logFormat</text:p>
      <text:p text:style-name="P10"><text:s/>* </text:p>
      <text:p text:style-name="P10"><text:s/>* The default log format - 'none', 'timezone', 'log', 'xml'</text:p>
      <text:p text:style-name="P10"><text:s/>* <text:span text:style-name="T1">@var</text:span> string $logFormat</text:p>
      <text:p text:style-name="P10"><text:s/>*/</text:p>
      <text:p text:style-name="P10">$logFormat<text:tab/>= 'timestamp';</text:p>
      <text:p text:style-name="P10"/>
      <text:p text:style-name="P10">//</text:p>
      <text:p text:style-name="P10">// ********************************************************************************</text:p>
      <text:p text:style-name="P10">//</text:p>
      <text:p text:style-name="P10">//<text:tab/><text:tab/>Make no changes from here on</text:p>
      <text:p text:style-name="P10">//</text:p>
      <text:p text:style-name="P10">// ********************************************************************************</text:p>
      <text:p text:style-name="P10">//</text:p>
      <text:p text:style-name="P10"/>
      <text:p text:style-name="P10"/>
      <text:p text:style-name="P9"/>
      <text:p text:style-name="P10">$descriptor = null;</text:p>
      <text:p text:style-name="P10">$properties = null;</text:p>
      <text:p text:style-name="P10">$setup = null;</text:p>
      <text:p text:style-name="P10">$runner = null;</text:p>
      <text:p text:style-name="P10">$result = null;</text:p>
      <text:p text:style-name="P10"/>
      <text:p text:style-name="P10">date_default_timezone_set($timezone);</text:p>
      <text:p text:style-name="P10"/>
      <text:p text:style-name="P10">error_reporting(E_ALL);</text:p>
      <text:p text:style-name="P10">ini_set('display_errors', '1');</text:p>
      <text:p text:style-name="P10"/>
      <text:p text:style-name="P10">loadClass('Properties.php');</text:p>
      <text:p text:style-name="P10">$properties = new Properties();</text:p>
      <text:p text:style-name="P10"/>
      <text:p text:style-name="P10">$properties-&gt;executetype = $executeType;</text:p>
      <text:p text:style-name="P10">$properties-&gt;Verbosity <text:s text:c="2"/>= $verbosity;</text:p>
      <text:p text:style-name="P10">$properties-&gt;Roots <text:s text:c="6"/>= $roots;</text:p>
      <text:p text:style-name="P10">$properties-&gt;Log_Format <text:s/>= $logFormat;</text:p>
      <text:p text:style-name="P10">$properties-&gt;timezone <text:s text:c="3"/>= $timezone;</text:p>
      <text:p text:style-name="P21"/>
      <text:p text:style-name="P10">initializeProperties($properties);</text:p>
      <text:p text:style-name="P10"/>
      <text:p text:style-name="P10">loadClass('Testing/Setup.php');</text:p>
      <text:p text:style-name="P10">$setup = new Testing\Setup($properties);</text:p>
      <text:p text:style-name="P10"/>
      <text:p text:style-name="P10">if ($setup-&gt;error())</text:p>
      <text:p text:style-name="P10">{</text:p>
      <text:p text:style-name="P10"><text:tab/>print "Unable to initialize setup properties." . PHP_EOL;</text:p>
      <text:p text:style-name="P10"><text:tab/>exit(1);</text:p>
      <text:p text:style-name="P10">}</text:p>
      <text:p text:style-name="P10"/>
      <text:p text:style-name="P10">try</text:p>
      <text:p text:style-name="P10">{</text:p>
      <text:p text:style-name="P10"><text:tab/>$runner = new Testing\Runner($properties);</text:p>
      <text:p text:style-name="P10"><text:tab/>$result = $runner-&gt;runTests();</text:p>
      <text:p text:style-name="P10"><text:tab/>unset($runner);</text:p>
      <text:p text:style-name="P10"/>
      <text:p text:style-name="P10"><text:tab/>exit($result);</text:p>
      <text:p text:style-name="P10">}</text:p>
      <text:p text:style-name="P10">catch(Exception $exception)</text:p>
      <text:p text:style-name="P10">{</text:p>
      <text:p text:style-name="P10"><text:tab/>$descriptor = new Descriptor($exception);</text:p>
      <text:p text:style-name="P10">}</text:p>
      <text:p text:style-name="P10"/>
      <text:p text:style-name="P10">printf('Uncaught exception: %s', $descriptor);</text:p>
      <text:p text:style-name="P10">exit($descriptor-&gt;code);</text:p>
      <text:p text:style-name="Method_20_Body"/>
      <text:p text:style-name="P8"/>
      <text:p text:style-name="Method_20_Body">The first segment of the global code contains 5 user-configurable properties:</text:p>
      <text:p text:style-name="Method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$executeType</text:p>
          </table:table-cell>
          <table:table-cell table:style-name="Table1.B1" office:value-type="string">
            <text:p text:style-name="Method_20_Table_20_Description">Execution type: '<text:span text:style-name="T1">production</text:span>', '<text:span text:style-name="T1">development</text:span>' or '<text:span text:style-name="T1">testing</text:span>'.</text:p>
          </table:table-cell>
        </table:table-row>
        <table:table-row>
          <table:table-cell table:style-name="Table1.A1" office:value-type="string">
            <text:p text:style-name="P4">$logFormat</text:p>
          </table:table-cell>
          <table:table-cell table:style-name="Table1.B1" office:value-type="string">
            <text:p text:style-name="Method_20_Table_20_Description">The type of log to produce by default. <text:s/>Must be one of '<text:span text:style-name="T1">none</text:span>', '<text:span text:style-name="T1">timestamp</text:span>', '<text:span text:style-name="T1">log</text:span>' or '<text:span text:style-name="T1">xml</text:span>'.</text:p>
          </table:table-cell>
        </table:table-row>
        <table:table-row>
          <table:table-cell table:style-name="Table1.A1" office:value-type="string">
            <text:p text:style-name="P4">$roots</text:p>
          </table:table-cell>
          <table:table-cell table:style-name="Table1.B1" office:value-type="string">
            <text:p text:style-name="P6">An array containing external directories, in addition to the current search path, to search for a required class file. <text:s/>It should include, at the very least, the PHP library directory (on a standard <text:span text:style-name="T8">Fedora Linux</text:span> installation, this would be <text:span text:style-name="Class_20_Variables">/usr/share/php</text:span>).</text:p>
          </table:table-cell>
        </table:table-row>
        <table:table-row>
          <table:table-cell table:style-name="Table1.A1" office:value-type="string">
            <text:p text:style-name="P4">$timezone</text:p>
          </table:table-cell>
          <table:table-cell table:style-name="Table1.B1" office:value-type="string">
            <text:p text:style-name="P6">The timezone the program is running in. <text:s/>See <text:span text:style-name="T9">List of supported timezones</text:span> in the PHP user manual (e. g. - <text:a xlink:type="simple" xlink:href="http://php.net/manual/en/timezones.php">http://php.net/manual/en/timezones.php</text:a>)</text:p>
          </table:table-cell>
        </table:table-row>
        <table:table-row>
          <table:table-cell table:style-name="Table1.A1" office:value-type="string">
            <text:p text:style-name="P4">$verbosity</text:p>
          </table:table-cell>
          <table:table-cell table:style-name="Table1.B1" office:value-type="string">
            <text:p text:style-name="P6">Verbosity setting (<text:span text:style-name="T2">0 = no messages, 1 = allow messages).</text:span></text:p>
          </table:table-cell>
        </table:table-row>
      </table:table>
      <text:p text:style-name="Method_20_Body"/>
      <text:p text:style-name="Method_20_Body">These are the only user-settable properties. <text:s/>All other properties are initialized to null.</text:p>
      <text:p text:style-name="Method_20_Body"/>
      <text:p text:style-name="Method_20_Body">The default timezone is set using the PHP <text:span text:style-name="T1">date_default_timezone_set</text:span> function, passing the <text:span text:style-name="Class_20_Variables">$timezone</text:span> global variable.</text:p>
      <text:p text:style-name="Method_20_Body"/>
      <text:p text:style-name="Method_20_Body">Next, a default error reporting scheme is set by using the PHP <text:span text:style-name="T1">error_reporting</text:span> and <text:span text:style-name="T1">display_errors</text:span> directives to set the proper values for the current<text:span text:style-name="Class_20_Variables"><text:span text:style-name="T7"> </text:span></text:span><text:span text:style-name="Class_20_Variables"><text:span text:style-name="T3">execution type</text:span></text:span>:</text:p>
      <text:p text:style-name="Method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executeType</text:p>
          </table:table-cell>
          <table:table-cell table:style-name="Table4.B1" office:value-type="string">
            <text:p text:style-name="P2">error_reporting</text:p>
          </table:table-cell>
          <table:table-cell table:style-name="Table4.C1" office:value-type="string">
            <text:p text:style-name="P2">display_errors</text:p>
          </table:table-cell>
        </table:table-row>
        <table:table-row>
          <table:table-cell table:style-name="Table4.A2" office:value-type="string">
            <text:p text:style-name="P3"><text:span text:style-name="T6">production</text:span></text:p>
          </table:table-cell>
          <table:table-cell table:style-name="Table4.B2" office:value-type="string">
            <text:p text:style-name="Method_20_Table_20_Description"><text:span text:style-name="Class_20_Variables"><text:span text:style-name="T4">0</text:span></text:span></text:p>
          </table:table-cell>
          <table:table-cell table:style-name="Table4.C2" office:value-type="string">
            <text:p text:style-name="P26">0</text:p>
          </table:table-cell>
        </table:table-row>
        <table:table-row>
          <table:table-cell table:style-name="Table4.A2" office:value-type="string">
            <text:p text:style-name="P4">development</text:p>
          </table:table-cell>
          <table:table-cell table:style-name="Table4.B2" office:value-type="string">
            <text:p text:style-name="P26">E_ALL</text:p>
          </table:table-cell>
          <table:table-cell table:style-name="Table4.C2" office:value-type="string">
            <text:p text:style-name="P26">1</text:p>
          </table:table-cell>
        </table:table-row>
        <table:table-row>
          <table:table-cell table:style-name="Table4.A2" office:value-type="string">
            <text:p text:style-name="P4">testing</text:p>
          </table:table-cell>
          <table:table-cell table:style-name="Table4.B2" office:value-type="string">
            <text:p text:style-name="P26">E_ALL.</text:p>
          </table:table-cell>
          <table:table-cell table:style-name="Table4.C2" office:value-type="string">
            <text:p text:style-name="P26">1</text:p>
          </table:table-cell>
        </table:table-row>
      </table:table>
      <text:p text:style-name="Method_20_Body"/>
      <text:p text:style-name="Method_20_Body">The <text:span text:style-name="Class_20_Variables">loadClass</text:span> function is called to load the <text:span text:style-name="Class_20_Variables">Properties</text:span> class into memory from disk. <text:s/>A new <text:span text:style-name="Class_20_Variables">Properties</text:span> class instance is created and assigned to the <text:span text:style-name="Class_20_Variables">$properties</text:span> global variable.</text:p>
      <text:p text:style-name="Method_20_Body"/>
      <text:p text:style-name="Method_20_Body">The user-configuration variables <text:span text:style-name="Class_20_Variables">$executeType</text:span>, <text:span text:style-name="Class_20_Variables">$logRoot</text:span>, <text:span text:style-name="Class_20_Variables">$roots</text:span>, <text:span text:style-name="Class_20_Variables">$timezone</text:span>, and <text:span text:style-name="Class_20_Variables">$verbosity</text:span> are copied to the <text:span text:style-name="Class_20_Variables">$properties</text:span> class and the <text:span text:style-name="Class_20_Variables">initializeProperties</text:span> function is called to initialize all of the remaining properties.</text:p>
      <text:p text:style-name="Method_20_Body"/>
      <text:p text:style-name="Method_20_Body">The <text:span text:style-name="Class_20_Variables">loadClass</text:span> function is called to load the <text:span text:style-name="Class_20_Variables">Testing\Setup</text:span> class into memory from disk. <text:s/>A new <text:span text:style-name="Class_20_Variables">Testing\Setup</text:span> class instance is created and assigned to the <text:span text:style-name="Class_20_Variables">$setup</text:span> global variable.</text:p>
      <text:p text:style-name="Method_20_Body"/>
      <text:p text:style-name="Method_20_Body">The <text:span text:style-name="Class_20_Variables">error</text:span> method of the <text:span text:style-name="Class_20_Variables">$setup</text:span> instance is queried and if a <text:span text:style-name="T1">true </text:span>is returned, a diagnostic message is output and the application is exited with a non-zero result.</text:p>
      <text:p text:style-name="Method_20_Body"/>
      <text:p text:style-name="P8">The <text:span text:style-name="Class_20_Variables">Testing\Setup</text:span> class has created the autoloaders required by the testing system, and the <text:span text:style-name="Class_20_Variables">loadClass</text:span> function is no longer needed to pre-load the class file prior to instantiating a new class instance.</text:p>
      <text:p text:style-name="Method_20_Body"/>
      <text:p text:style-name="Method_20_Body">A <text:span text:style-name="Class_20_Variables">try..catch</text:span> block is entered in order to catch any unhandled exceptions thrown during the testing. <text:s/></text:p>
      <text:p text:style-name="Method_20_Body"/>
      <text:p text:style-name="Method_20_Body">A new <text:span text:style-name="Class_20_Variables">Testing\Runner</text:span> class is created, passing the <text:span text:style-name="Class_20_Variables">$properties</text:span> global variable to initialize the <text:span text:style-name="Class_20_Variables">Testing\Runner</text:span> <text:span text:style-name="Class_20_Variables">$properties</text:span> global variable, and the result is assigned to the <text:span text:style-name="Class_20_Variables">$runner</text:span> global variable.</text:p>
      <text:p text:style-name="Method_20_Body"/>
      <text:p text:style-name="Method_20_Body">The <text:span text:style-name="Class_20_Variables">runTests</text:span> method of the <text:span text:style-name="Class_20_Variables">$runner</text:span> instance is called to run the pending tests, if any. <text:s/>A result code is returned from the <text:span text:style-name="Class_20_Variables">$runner</text:span> instance and stored in the <text:span text:style-name="Class_20_Variables">$result</text:span> global property. <text:s/>After destroying the <text:span text:style-name="Class_20_Variables">$runner</text:span> instance, the application is exited with the <text:span text:style-name="Class_20_Variables">$result</text:span> property as an argument.</text:p>
      <text:p text:style-name="Method_20_Body"/>
      <text:p text:style-name="Method_20_Body">If the <text:span text:style-name="Class_20_Variables">runTests</text:span> method of the <text:span text:style-name="Class_20_Variables">$runner</text:span> class instance throws an uncaught exception, it is caught in the <text:span text:style-name="Class_20_Variables"><text:span text:style-name="T5">catch</text:span></text:span> portion of the <text:span text:style-name="T1">try..catch</text:span> block. <text:s/>The exception is used to create a new <text:span text:style-name="Class_20_Variables">Exception\Descriptor</text:span> class instance, which is assigned to the <text:span text:style-name="Class_20_Variables">$descriptor</text:span> goal variable. <text:s/>The exception description is output as a diagnostic message and the application is exited with the (non-zero) exception code as an argument.</text:p>
      <text:p text:style-name="Method_20_Body"/>
      <text:p text:style-name="Method_20_Body"/>
      <text:p text:style-name="Method_20_Body"/>
      <text:h text:style-name="P13" text:outline-level="3">Source Listing</text:h>
      <text:p text:style-name="Coding_20_Body"/>
      <text:p text:style-name="P23">&lt;?php</text:p>
      <text:p text:style-name="P23">namespace Library;</text:p>
      <text:p text:style-name="P23">use \Library\Properties;</text:p>
      <text:p text:style-name="P23"/>
      <text:p text:style-name="P23">/*</text:p>
      <text:p text:style-name="P23"><text:s/>*<text:tab/>phpTest is copyright © 2012. EarthWalk Software.</text:p>
      <text:p text:style-name="P23"><text:s/>* <text:tab/>Licensed under the Academic Free License version 3.0</text:p>
      <text:p text:style-name="P23"><text:s/>* <text:s text:c="4"/>Refer to the file named License.txt provided with the source, </text:p>
      <text:p text:style-name="P23"><text:s/>* <text:s text:c="7"/>or from http://opensource.org/licenses/academic.php</text:p>
      <text:p text:style-name="P23">*/</text:p>
      <text:p text:style-name="P23">/**</text:p>
      <text:p text:style-name="P23"><text:s/>* phpTest</text:p>
      <text:p text:style-name="P23"><text:s/>*</text:p>
      <text:p text:style-name="P23"><text:s/>* A programmable assertion test runner</text:p>
      <text:p text:style-name="P23"><text:s/>* <text:span text:style-name="T1">@author</text:span> Jay Wheeler</text:p>
      <text:p text:style-name="P23"><text:s/>* <text:span text:style-name="T1">@version</text:span> 1.0</text:p>
      <text:p text:style-name="P23"><text:s/>* <text:span text:style-name="T1">@copyright</text:span> © 2012 EarthWalk Software.</text:p>
      <text:p text:style-name="P23"><text:s/>* <text:span text:style-name="T1">@license</text:span> Licensed under the Academic Free License version 3.0.</text:p>
      <text:p text:style-name="P23"><text:s/>* <text:span text:style-name="T1">@package</text:span> phpTest</text:p>
      <text:p text:style-name="P23"><text:s/>*/</text:p>
      <text:p text:style-name="P23"><text:tab/>/**</text:p>
      <text:p text:style-name="P23"><text:tab/> * executeType</text:p>
      <text:p text:style-name="P23"><text:tab/> *</text:p>
      <text:p text:style-name="P23"><text:tab/> * The type of execution for this module</text:p>
      <text:p text:style-name="P23"><text:tab/> * <text:tab/>can be 'testing', 'development' or 'production'</text:p>
      <text:p text:style-name="P23"><text:tab/> * <text:span text:style-name="T1">@var</text:span> string $executeType</text:p>
      <text:p text:style-name="P23"><text:tab/> */</text:p>
      <text:p text:style-name="P23"><text:tab/>$executeType = 'testing';</text:p>
      <text:p text:style-name="P23"/>
      <text:p text:style-name="P23"><text:tab/>/**</text:p>
      <text:p text:style-name="P23"><text:tab/> * verbosity</text:p>
      <text:p text:style-name="P23"><text:tab/> *</text:p>
      <text:p text:style-name="P23"><text:tab/> * Verbosity setting</text:p>
      <text:p text:style-name="P23"><text:tab/> * <text:tab/>0 ==&gt; quiet, 1 ==&gt; allow messages</text:p>
      <text:p text:style-name="P23"><text:tab/> * <text:span text:style-name="T1">@var</text:span> integer $verbosity</text:p>
      <text:p text:style-name="P23"><text:tab/> */</text:p>
      <text:p text:style-name="P23"><text:tab/>$verbosity = 2;</text:p>
      <text:p text:style-name="P23"/>
      <text:p text:style-name="P23"><text:tab/>/**</text:p>
      <text:p text:style-name="P23"><text:tab/> * roots</text:p>
      <text:p text:style-name="P23"><text:tab/> *</text:p>
      <text:p text:style-name="P23"><text:tab/> * An array containing external directories to search for a required class file</text:p>
      <text:p text:style-name="P23"><text:tab/> * <text:span text:style-name="T1">@var</text:span> array $roots</text:p>
      <text:p text:style-name="P23"><text:tab/> */</text:p>
      <text:p text:style-name="P23"><text:tab/>$roots = array('/usr/local/lib/GeoCalc/geocalc-php-1.2', '/usr/share/php');</text:p>
      <text:p text:style-name="P23"/>
      <text:p text:style-name="P23"><text:tab/>/**</text:p>
      <text:p text:style-name="P23"><text:tab/> * timezone</text:p>
      <text:p text:style-name="P23"><text:tab/> * </text:p>
      <text:p text:style-name="P23"><text:tab/> * The timezone for this system/run</text:p>
      <text:p text:style-name="P23"><text:tab/> * <text:span text:style-name="T1">@var</text:span> string $timezone</text:p>
      <text:p text:style-name="P23"><text:tab/> */</text:p>
      <text:p text:style-name="P23"><text:tab/>$timezone = 'America/Denver';</text:p>
      <text:p text:style-name="P23"/>
      <text:p text:style-name="P24"/>
      <text:p text:style-name="P23"><text:tab/>/**</text:p>
      <text:p text:style-name="P23"><text:tab/> * logFormat</text:p>
      <text:p text:style-name="P23"><text:tab/> * </text:p>
      <text:p text:style-name="P23"><text:tab/> * The default log format - 'none', 'timezone', 'log', 'xml'</text:p>
      <text:p text:style-name="P23"><text:tab/> * <text:span text:style-name="T1">@var</text:span> string $logFormat</text:p>
      <text:p text:style-name="P23"><text:tab/> */</text:p>
      <text:p text:style-name="P23"><text:tab/>$logFormat<text:tab/>= 'timestamp';</text:p>
      <text:p text:style-name="P23"/>
      <text:p text:style-name="P23"><text:tab/>//</text:p>
      <text:p text:style-name="P23"><text:tab/>// ********************************************************************************</text:p>
      <text:p text:style-name="P23"><text:tab/>//</text:p>
      <text:p text:style-name="P23"><text:tab/>//<text:tab/><text:tab/>Make no changes from here on</text:p>
      <text:p text:style-name="P23"><text:tab/>//</text:p>
      <text:p text:style-name="P23"><text:tab/>// ********************************************************************************</text:p>
      <text:p text:style-name="P23"><text:tab/>//</text:p>
      <text:p text:style-name="P23"/>
      <text:p text:style-name="P23"><text:tab/>$descriptor = null;</text:p>
      <text:p text:style-name="P23"><text:tab/>$properties = null;</text:p>
      <text:p text:style-name="P23"><text:tab/>$setup = null;</text:p>
      <text:p text:style-name="P23"><text:tab/>$runner = null;</text:p>
      <text:p text:style-name="P23"><text:tab/>$result = null;</text:p>
      <text:p text:style-name="P23"/>
      <text:p text:style-name="P23"><text:tab/>date_default_timezone_set($timezone);</text:p>
      <text:p text:style-name="P23"/>
      <text:p text:style-name="P23"><text:tab/>if ($executeType == 'production')</text:p>
      <text:p text:style-name="P23"><text:tab/>{</text:p>
      <text:p text:style-name="P23"><text:tab/><text:tab/>error_reporting(0);</text:p>
      <text:p text:style-name="P23"><text:tab/><text:tab/>ini_set('display_errors', '0');</text:p>
      <text:p text:style-name="P23"><text:tab/>}</text:p>
      <text:p text:style-name="P23"><text:tab/>else</text:p>
      <text:p text:style-name="P23"><text:tab/>{</text:p>
      <text:p text:style-name="P23"><text:tab/><text:tab/>error_reporting(E_ALL);</text:p>
      <text:p text:style-name="P23"><text:tab/><text:tab/>ini_set('display_errors', '1');</text:p>
      <text:p text:style-name="P23"><text:tab/>}</text:p>
      <text:p text:style-name="P23"/>
      <text:p text:style-name="P23"><text:tab/>loadClass('Properties.php');</text:p>
      <text:p text:style-name="P23"><text:tab/>$properties = new Properties();</text:p>
      <text:p text:style-name="P23"/>
      <text:p text:style-name="P23"><text:tab/>$properties-&gt;executetype = $executeType;</text:p>
      <text:p text:style-name="P23"><text:tab/>$properties-&gt;Verbosity <text:s text:c="2"/>= $verbosity;</text:p>
      <text:p text:style-name="P23"><text:tab/>$properties-&gt;Roots <text:s text:c="6"/>= $roots;</text:p>
      <text:p text:style-name="P23"><text:tab/>$properties-&gt;Log_Format <text:s/>= $logFormat;</text:p>
      <text:p text:style-name="P23"><text:tab/>$properties-&gt;timezone <text:s text:c="3"/>= $timezone;</text:p>
      <text:p text:style-name="P23"><text:tab/></text:p>
      <text:p text:style-name="P23"><text:tab/>initializeProperties($properties);</text:p>
      <text:p text:style-name="P23"/>
      <text:p text:style-name="P23"><text:tab/>loadClass('Testing/Setup.php');</text:p>
      <text:p text:style-name="P23"><text:tab/>$setup = new Testing\Setup($properties);</text:p>
      <text:p text:style-name="P23"/>
      <text:p text:style-name="P23"><text:tab/>if ($setup-&gt;error())</text:p>
      <text:p text:style-name="P23"><text:tab/>{</text:p>
      <text:p text:style-name="P23"><text:tab/><text:tab/>print "Unable to initialize setup properties." . PHP_EOL;</text:p>
      <text:p text:style-name="P23"><text:tab/><text:tab/>exit(1);</text:p>
      <text:p text:style-name="P23"><text:tab/>}</text:p>
      <text:p text:style-name="P23"/>
      <text:p text:style-name="P24"/>
      <text:p text:style-name="P23"><text:tab/>try</text:p>
      <text:p text:style-name="P23"><text:tab/>{</text:p>
      <text:p text:style-name="P23"><text:tab/> <text:s text:c="3"/>$runner = new Testing\Runner($properties);</text:p>
      <text:p text:style-name="P23"><text:tab/> <text:s text:c="3"/>$result = $runner-&gt;runTests();</text:p>
      <text:p text:style-name="P23"><text:tab/> <text:s text:c="3"/>unset($runner);</text:p>
      <text:p text:style-name="P23"/>
      <text:p text:style-name="P23"><text:tab/> <text:s text:c="3"/>exit($result);</text:p>
      <text:p text:style-name="P23"><text:tab/>}</text:p>
      <text:p text:style-name="P23"><text:tab/>catch(Exception $exception)</text:p>
      <text:p text:style-name="P23"><text:tab/>{</text:p>
      <text:p text:style-name="P23"><text:tab/><text:tab/>$descriptor = new Descriptor($exception);</text:p>
      <text:p text:style-name="P23"><text:tab/>}</text:p>
      <text:p text:style-name="P23"><text:tab/>catch(\Exception $exception)</text:p>
      <text:p text:style-name="P23"><text:tab/>{</text:p>
      <text:p text:style-name="P23"><text:tab/><text:tab/>$descriptor = new Descriptor($exception);</text:p>
      <text:p text:style-name="P23"><text:tab/>}</text:p>
      <text:p text:style-name="P23"/>
      <text:p text:style-name="P23"><text:tab/>printf('Uncaught exception: %s', $descriptor);</text:p>
      <text:p text:style-name="P23"><text:tab/>exit($descriptor-&gt;code);</text:p>
      <text:p text:style-name="P23"/>
      <text:p text:style-name="P23"><text:tab/>/**</text:p>
      <text:p text:style-name="P23"><text:tab/> * loadClass</text:p>
      <text:p text:style-name="P23"><text:tab/> *</text:p>
      <text:p text:style-name="P23"><text:tab/> * Load the specified class into memory</text:p>
      <text:p text:style-name="P25"><text:tab/> * <text:span text:style-name="T1">@param</text:span> string $className = the name of the class to load,</text:p>
      <text:p text:style-name="P25"><text:tab/> *<text:tab/><text:tab/><text:tab/><text:tab/> <text:s text:c="3"/>including relative/absolute path</text:p>
      <text:p text:style-name="P23"><text:tab/> */</text:p>
      <text:p text:style-name="P23"><text:tab/>function loadClass($className)</text:p>
      <text:p text:style-name="P23"><text:tab/>{</text:p>
      <text:p text:style-name="P23"><text:tab/><text:tab/>if (! (include $className))</text:p>
      <text:p text:style-name="P23"><text:s text:c="4"/><text:tab/><text:tab/>{</text:p>
      <text:p text:style-name="P23"><text:s text:c="4"/><text:tab/><text:tab/><text:tab/>print "Unable to load " . $className . PHP_EOL;</text:p>
      <text:p text:style-name="P23"><text:s text:c="4"/><text:tab/><text:tab/><text:tab/>exit(1);</text:p>
      <text:p text:style-name="P23"><text:s text:c="4"/><text:tab/><text:tab/>}</text:p>
      <text:p text:style-name="P23"><text:tab/>}</text:p>
      <text:p text:style-name="P23"/>
      <text:p text:style-name="P23"><text:tab/>/**</text:p>
      <text:p text:style-name="P23"><text:tab/> * initializeProperties</text:p>
      <text:p text:style-name="P23"><text:tab/> *</text:p>
      <text:p text:style-name="P23"><text:tab/> * Initialize the properties</text:p>
      <text:p text:style-name="P23"><text:tab/> * <text:span text:style-name="T1">@return</text:span> object $properties</text:p>
      <text:p text:style-name="P23"><text:tab/> */</text:p>
      <text:p text:style-name="P23"><text:tab/>function initializeProperties(&amp;$properties)</text:p>
      <text:p text:style-name="P23"><text:tab/>{</text:p>
      <text:p text:style-name="P23"><text:tab/><text:tab/>$properties-&gt;TestProgram_Name = $_SERVER['argv'][0];</text:p>
      <text:p text:style-name="P23"><text:tab/><text:tab/>$properties-&gt;Namespace = __NAMESPACE__;</text:p>
      <text:p text:style-name="P23"><text:tab/><text:tab/>$nsDir = explode('\\', $properties-&gt;Namespace);</text:p>
      <text:p text:style-name="P23"/>
      <text:p text:style-name="P23"><text:tab/><text:tab/>$appDirs = explode(DIRECTORY_SEPARATOR, __FILE__);</text:p>
      <text:p text:style-name="P23"/>
      <text:p text:style-name="P23"><text:tab/><text:tab/>$index = count($appDirs) - 1;</text:p>
      <text:p text:style-name="P23"/>
      <text:p text:style-name="P23"><text:tab/><text:tab/>$properties-&gt;Test_Program = substr($appDirs[$index], 0, <text:tab/><text:tab/><text:tab/><text:tab/><text:tab/><text:tab/><text:tab/><text:tab/><text:tab/><text:tab/> <text:s/>stripos($appDirs[$index], '.'));</text:p>
      <text:p text:style-name="P23"><text:tab/><text:tab/>$properties-&gt;Test_Name <text:s text:c="3"/>= $properties-&gt;Namespace . '\\' </text:p>
      <text:p text:style-name="P23"><text:tab/><text:tab/><text:tab/><text:tab/><text:tab/><text:tab/><text:tab/>. $properties-&gt;Test_Program;</text:p>
      <text:p text:style-name="P23"/>
      <text:p text:style-name="P24"/>
      <text:p text:style-name="P23"><text:tab/><text:tab/>$index = 0;</text:p>
      <text:p text:style-name="P23"><text:tab/><text:tab/>for($index = 0; $index &lt; count($appDirs); $index++)</text:p>
      <text:p text:style-name="P23"><text:tab/><text:tab/>{</text:p>
      <text:p text:style-name="P23"><text:tab/><text:tab/><text:tab/>if ($appDirs[$index] == $nsDir[0])</text:p>
      <text:p text:style-name="P23"><text:tab/><text:tab/><text:tab/>{</text:p>
      <text:p text:style-name="P23"><text:tab/><text:tab/><text:tab/><text:tab/>break;</text:p>
      <text:p text:style-name="P23"><text:tab/><text:tab/><text:tab/>}</text:p>
      <text:p text:style-name="P23"><text:tab/><text:tab/>}</text:p>
      <text:p text:style-name="P23"/>
      <text:p text:style-name="P23"><text:tab/><text:tab/>$properties-&gt;RootPath = implode(DIRECTORY_SEPARATOR,</text:p>
      <text:p text:style-name="P23"><text:tab/><text:tab/><text:tab/><text:tab/><text:tab/><text:tab/> <text:s text:c="5"/>array_slice($appDirs, 0, $index));</text:p>
      <text:p text:style-name="P23"><text:tab/><text:tab/>$properties-&gt;InstallPath = $properties-&gt;RootPath </text:p>
      <text:p text:style-name="P23"><text:tab/><text:tab/><text:tab/><text:tab/><text:tab/><text:tab/><text:tab/>. DIRECTORY_SEPARATOR </text:p>
      <text:p text:style-name="P23"><text:tab/><text:tab/><text:tab/><text:tab/><text:tab/><text:tab/><text:tab/>. $nsDir[0];</text:p>
      <text:p text:style-name="P23"><text:tab/><text:tab/>$properties-&gt;NSPath = $properties-&gt;RootPath </text:p>
      <text:p text:style-name="P23"><text:tab/><text:tab/><text:tab/><text:tab/><text:tab/><text:tab/><text:tab/>. DIRECTORY_SEPARATOR </text:p>
      <text:p text:style-name="P23"><text:tab/><text:tab/><text:tab/><text:tab/><text:tab/><text:tab/><text:tab/>. implode(DIRECTORY_SEPARATOR, $nsDir);</text:p>
      <text:p text:style-name="P23"/>
      <text:p text:style-name="P23"><text:tab/><text:tab/>$properties-&gt;Log_Level = ($properties-&gt;executetype == 'production') </text:p>
      <text:p text:style-name="P23"><text:tab/><text:tab/><text:tab/><text:tab/><text:tab/><text:tab/><text:tab/>? 'error' : 'debug';</text:p>
      <text:p text:style-name="P23"/>
      <text:p text:style-name="P23"><text:tab/><text:tab/>$properties-&gt;Config_File = sprintf('%s/Testing/Test.xml',</text:p>
      <text:p text:style-name="P23"><text:tab/><text:tab/><text:tab/><text:tab/><text:tab/><text:tab/><text:tab/> <text:s text:c="2"/>$properties-&gt;InstallPath);</text:p>
      <text:p text:style-name="P23"><text:tab/><text:tab/>$properties-&gt;FileIO_Source = $properties-&gt;Config_File;</text:p>
      <text:p text:style-name="P23"/>
      <text:p text:style-name="P23"><text:tab/><text:tab/>$properties-&gt;Config_Adapter = 'xml';</text:p>
      <text:p text:style-name="P23"><text:tab/><text:tab/>$properties-&gt;Config_Section = $properties-&gt;executetype;</text:p>
      <text:p text:style-name="P23"/>
      <text:p text:style-name="P23"><text:tab/><text:tab/>$properties-&gt;Init_ErrorHandler = true;</text:p>
      <text:p text:style-name="P23"><text:tab/>}</text:p>
      <text:p text:style-name="P23"/>
      <text:p text:style-name="Coding_20_Body"/>
      <text:p text:style-name="Coding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phpTest<text:tab/><text:page-number text:select-page="current">13</text:page-number><text:tab/><text:tab/><text:tab/><text:tab/><text:tab/><text:date style:data-style-name="N76" text:date-value="2012-06-10T12:58:33" text:fixed="true">June 10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9T20:43:21</meta:creation-date>
    <dc:title>Class Documentation</dc:title>
    <meta:editing-duration>PT53H04M12S</meta:editing-duration>
    <meta:editing-cycles>79</meta:editing-cycles>
    <meta:generator>OpenOffice.org/3.2$Linux OpenOffice.org_project/320m12$Build-9483</meta:generator>
    <meta:initial-creator>Jay Wheeler</meta:initial-creator>
    <dc:date>2012-06-22T21:24:38</dc:date>
    <dc:creator>Jay Wheeler</dc:creator>
    <meta:document-statistic meta:table-count="5" meta:image-count="0" meta:object-count="0" meta:page-count="13" meta:paragraph-count="398" meta:word-count="1640" meta:character-count="13048"/>
    <meta:template xlink:type="simple" xlink:actuate="onRequest" xlink:title="Class Documentation" xlink:href="../Class%20Documentation.ott" meta:date="2012-06-02T16:17:56"/>
  </office:meta>
</office:document-meta>
</file>